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BFFFC748" manifest:media-type=""/>
  <manifest:file-entry manifest:full-path="settings.xml" manifest:media-type="text/xml"/>
  <manifest:file-entry manifest:full-path="Thumbnails/thumbnail.png" manifest:media-type="image/png"/>
  <manifest:file-entry manifest:full-path="ObjBFFFC748"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pitch="variable"/>
    <style:font-face style:name="Courier" svg:font-family="Courier" style:font-family-generic="modern" style:font-pitch="fixed"/>
    <style:font-face style:name="Courier New" svg:font-family="'Courier New'" style:font-family-generic="modern" style:font-pitch="fixed"/>
    <style:font-face style:name="HG Mincho Light J" svg:font-family="'HG Mincho Light J'" style:font-pitch="variable"/>
    <style:font-face style:name="Humnst777 BT" svg:font-family="'Humnst777 BT'" style:font-pitch="variable"/>
    <style:font-face style:name="Humnst777 BT1" svg:font-family="'Humnst777 BT'" style:font-family-generic="swiss"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 svg:font-family="'Humnst777 Lt BT'" style:font-pitch="variable"/>
    <style:font-face style:name="Humnst777 Lt BT1" svg:font-family="'Humnst777 Lt BT'" style:font-family-generic="swiss" style:font-pitch="variable"/>
    <style:font-face style:name="Nimbus Roman No9 L" svg:font-family="'Nimbus Roman No9 L'" style:font-family-generic="roman" style:font-pitch="variable"/>
    <style:font-face style:name="Roboto Light" svg:font-family="'Roboto Light'" style:font-adornments="Light" style:font-pitch="variable"/>
    <style:font-face style:name="Roboto Light1" svg:font-family="'Roboto Light'" style:font-adornments="Regular" style:font-pitch="variable"/>
    <style:font-face style:name="StarSymbol" svg:font-family="StarSymbol" style:font-charset="x-symbol"/>
    <style:font-face style:name="Times New Roman" svg:font-family="'Times New Roman'" style:font-family-generic="roman" style:font-pitch="variable"/>
  </office:font-face-decls>
  <office:automatic-styles>
    <style:style style:name="Tabelle2" style:family="table">
      <style:table-properties style:width="3.3826in" fo:margin-left="2.6667in" fo:margin-right="-0.0014in" table:align="margins"/>
    </style:style>
    <style:style style:name="Tabelle2.A" style:family="table-column">
      <style:table-column-properties style:column-width="1.1111in" style:rel-column-width="21531*"/>
    </style:style>
    <style:style style:name="Tabelle2.B" style:family="table-column">
      <style:table-column-properties style:column-width="2.2715in" style:rel-column-width="44004*"/>
    </style:style>
    <style:style style:name="Tabelle2.A1" style:family="table-cell">
      <style:table-cell-properties style:vertical-align="top" fo:padding="0in" fo:border="none"/>
    </style:style>
    <style:style style:name="Tabelle3" style:family="table">
      <style:table-properties style:width="3.3993in" fo:margin-left="2.65in" fo:margin-right="-0.0014in" table:align="margins"/>
    </style:style>
    <style:style style:name="Tabelle3.A" style:family="table-column">
      <style:table-column-properties style:column-width="1.1299in" style:rel-column-width="21782*"/>
    </style:style>
    <style:style style:name="Tabelle3.B" style:family="table-column">
      <style:table-column-properties style:column-width="2.2694in" style:rel-column-width="43753*"/>
    </style:style>
    <style:style style:name="Tabelle3.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0.3111in" style:rel-column-width="3376*"/>
    </style:style>
    <style:style style:name="Tabelle1.F" style:family="table-column">
      <style:table-column-properties style:column-width="0.3118in" style:rel-column-width="3383*"/>
    </style:style>
    <style:style style:name="Tabelle1.I" style:family="table-column">
      <style:table-column-properties style:column-width="0.3167in" style:rel-column-width="3437*"/>
    </style:style>
    <style:style style:name="Tabelle1.J" style:family="table-column">
      <style:table-column-properties style:column-width="1.5653in" style:rel-column-width="16982*"/>
    </style:style>
    <style:style style:name="Tabelle1.1" style:family="table-row">
      <style:table-row-properties style:min-row-height="0.2597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J1" style:family="table-cell">
      <style:table-cell-properties style:vertical-align="top" fo:background-color="#e6e6e6" fo:padding-left="0.0486in" fo:padding-right="0.0486in" fo:padding-top="0in" fo:padding-bottom="0in" fo:border="1pt solid #999999">
        <style:background-image/>
      </style:table-cell-properties>
    </style:style>
    <style:style style:name="Tabelle1.2" style:family="table-row">
      <style:table-row-properties style:min-row-height="1.0792in"/>
    </style:style>
    <style:style style:name="Tabelle1.E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JAVA" style:family="table">
      <style:table-properties style:width="6.0382in" fo:break-before="auto" fo:break-after="auto" table:align="left"/>
    </style:style>
    <style:style style:name="JAVA.A" style:family="table-column">
      <style:table-column-properties style:column-width="1.8118in"/>
    </style:style>
    <style:style style:name="JAVA.B" style:family="table-column">
      <style:table-column-properties style:column-width="0.3118in"/>
    </style:style>
    <style:style style:name="JAVA.C" style:family="table-column">
      <style:table-column-properties style:column-width="0.3125in"/>
    </style:style>
    <style:style style:name="JAVA.D" style:family="table-column">
      <style:table-column-properties style:column-width="0.5007in"/>
    </style:style>
    <style:style style:name="JAVA.J" style:family="table-column">
      <style:table-column-properties style:column-width="1.5396in"/>
    </style:style>
    <style:style style:name="JAVA.A1" style:family="table-cell">
      <style:table-cell-properties fo:padding="0.0382in" fo:border="0.05pt solid #000000"/>
    </style:style>
    <style:style style:name="JAVA.A2" style:family="table-cell">
      <style:table-cell-properties fo:padding="0.0382in" fo:border-left="0.05pt solid #000000" fo:border-right="none" fo:border-top="none" fo:border-bottom="0.05pt solid #000000"/>
    </style:style>
    <style:style style:name="JAVA.J2" style:family="table-cell">
      <style:table-cell-properties fo:padding="0.0382in" fo:border-left="0.05pt solid #000000" fo:border-right="0.05pt solid #000000" fo:border-top="none" fo:border-bottom="0.05pt solid #000000"/>
    </style:style>
    <style:style style:name="RUBY" style:family="table">
      <style:table-properties style:width="6.0382in" fo:break-before="auto" fo:break-after="auto" table:align="left"/>
    </style:style>
    <style:style style:name="RUBY.A" style:family="table-column">
      <style:table-column-properties style:column-width="1.8118in"/>
    </style:style>
    <style:style style:name="RUBY.B" style:family="table-column">
      <style:table-column-properties style:column-width="0.3118in"/>
    </style:style>
    <style:style style:name="RUBY.C" style:family="table-column">
      <style:table-column-properties style:column-width="0.3125in"/>
    </style:style>
    <style:style style:name="RUBY.D" style:family="table-column">
      <style:table-column-properties style:column-width="0.5007in"/>
    </style:style>
    <style:style style:name="RUBY.J" style:family="table-column">
      <style:table-column-properties style:column-width="1.5396in"/>
    </style:style>
    <style:style style:name="RUBY.A1" style:family="table-cell">
      <style:table-cell-properties fo:padding="0.0382in" fo:border="0.05pt solid #000000"/>
    </style:style>
    <style:style style:name="RUBY.A2" style:family="table-cell">
      <style:table-cell-properties fo:padding="0.0382in" fo:border-left="0.05pt solid #000000" fo:border-right="none" fo:border-top="none" fo:border-bottom="0.05pt solid #000000"/>
    </style:style>
    <style:style style:name="RUBY.J2" style:family="table-cell">
      <style:table-cell-properties fo:padding="0.0382in" fo:border-left="0.05pt solid #000000" fo:border-right="0.05pt solid #000000" fo:border-top="none" fo:border-bottom="0.05pt solid #000000"/>
    </style:style>
    <style:style style:name="JAVASCRIPT" style:family="table">
      <style:table-properties style:width="6.0382in" fo:break-before="auto" fo:break-after="auto" table:align="left"/>
    </style:style>
    <style:style style:name="JAVASCRIPT.A" style:family="table-column">
      <style:table-column-properties style:column-width="1.8118in"/>
    </style:style>
    <style:style style:name="JAVASCRIPT.B" style:family="table-column">
      <style:table-column-properties style:column-width="0.3118in"/>
    </style:style>
    <style:style style:name="JAVASCRIPT.C" style:family="table-column">
      <style:table-column-properties style:column-width="0.3125in"/>
    </style:style>
    <style:style style:name="JAVASCRIPT.D" style:family="table-column">
      <style:table-column-properties style:column-width="0.5007in"/>
    </style:style>
    <style:style style:name="JAVASCRIPT.J" style:family="table-column">
      <style:table-column-properties style:column-width="1.5396in"/>
    </style:style>
    <style:style style:name="JAVASCRIPT.A1" style:family="table-cell">
      <style:table-cell-properties fo:padding="0.0382in" fo:border="0.05pt solid #000000"/>
    </style:style>
    <style:style style:name="JAVASCRIPT.A2" style:family="table-cell">
      <style:table-cell-properties fo:padding="0.0382in" fo:border-left="0.05pt solid #000000" fo:border-right="none" fo:border-top="none" fo:border-bottom="0.05pt solid #000000"/>
    </style:style>
    <style:style style:name="JAVASCRIPT.J2" style:family="table-cell">
      <style:table-cell-properties fo:padding="0.0382in" fo:border-left="0.05pt solid #000000" fo:border-right="0.05pt solid #000000" fo:border-top="none" fo:border-bottom="0.05pt solid #000000"/>
    </style:style>
    <style:style style:name="ALLGEMEINEKONZEPTEUNDSPRACHEN" style:family="table">
      <style:table-properties style:width="6.0382in" fo:break-before="auto" fo:break-after="auto" table:align="left"/>
    </style:style>
    <style:style style:name="ALLGEMEINEKONZEPTEUNDSPRACHEN.A" style:family="table-column">
      <style:table-column-properties style:column-width="1.8118in"/>
    </style:style>
    <style:style style:name="ALLGEMEINEKONZEPTEUNDSPRACHEN.B" style:family="table-column">
      <style:table-column-properties style:column-width="0.3118in"/>
    </style:style>
    <style:style style:name="ALLGEMEINEKONZEPTEUNDSPRACHEN.C" style:family="table-column">
      <style:table-column-properties style:column-width="0.3125in"/>
    </style:style>
    <style:style style:name="ALLGEMEINEKONZEPTEUNDSPRACHEN.D" style:family="table-column">
      <style:table-column-properties style:column-width="0.5007in"/>
    </style:style>
    <style:style style:name="ALLGEMEINEKONZEPTEUNDSPRACHEN.J" style:family="table-column">
      <style:table-column-properties style:column-width="1.5396in"/>
    </style:style>
    <style:style style:name="ALLGEMEINEKONZEPTEUNDSPRACHEN.A1" style:family="table-cell">
      <style:table-cell-properties fo:padding="0.0382in" fo:border="0.05pt solid #000000"/>
    </style:style>
    <style:style style:name="ALLGEMEINEKONZEPTEUNDSPRACHEN.A2" style:family="table-cell">
      <style:table-cell-properties fo:padding="0.0382in" fo:border-left="0.05pt solid #000000" fo:border-right="none" fo:border-top="none" fo:border-bottom="0.05pt solid #000000"/>
    </style:style>
    <style:style style:name="ALLGEMEINEKONZEPTEUNDSPRACHEN.J2" style:family="table-cell">
      <style:table-cell-properties fo:padding="0.0382in" fo:border-left="0.05pt solid #000000" fo:border-right="0.05pt solid #000000" fo:border-top="none" fo:border-bottom="0.05pt solid #000000"/>
    </style:style>
    <style:style style:name="WERKZEUGE" style:family="table">
      <style:table-properties style:width="6.0382in" fo:break-before="auto" fo:break-after="auto" table:align="left"/>
    </style:style>
    <style:style style:name="WERKZEUGE.A" style:family="table-column">
      <style:table-column-properties style:column-width="1.8118in"/>
    </style:style>
    <style:style style:name="WERKZEUGE.B" style:family="table-column">
      <style:table-column-properties style:column-width="0.3118in"/>
    </style:style>
    <style:style style:name="WERKZEUGE.C" style:family="table-column">
      <style:table-column-properties style:column-width="0.3125in"/>
    </style:style>
    <style:style style:name="WERKZEUGE.D" style:family="table-column">
      <style:table-column-properties style:column-width="0.5007in"/>
    </style:style>
    <style:style style:name="WERKZEUGE.J" style:family="table-column">
      <style:table-column-properties style:column-width="1.5396in"/>
    </style:style>
    <style:style style:name="WERKZEUGE.A1" style:family="table-cell">
      <style:table-cell-properties fo:padding="0.0382in" fo:border="0.05pt solid #000000"/>
    </style:style>
    <style:style style:name="WERKZEUGE.A2" style:family="table-cell">
      <style:table-cell-properties fo:padding="0.0382in" fo:border-left="0.05pt solid #000000" fo:border-right="none" fo:border-top="none" fo:border-bottom="0.05pt solid #000000"/>
    </style:style>
    <style:style style:name="WERKZEUGE.J2" style:family="table-cell">
      <style:table-cell-properties fo:padding="0.0382in" fo:border-left="0.05pt solid #000000" fo:border-right="0.05pt solid #000000" fo:border-top="none" fo:border-bottom="0.05pt solid #000000"/>
    </style:style>
    <style:style style:name="DATENBANKEN" style:family="table">
      <style:table-properties style:width="6.0382in" fo:break-before="auto" fo:break-after="auto" table:align="left"/>
    </style:style>
    <style:style style:name="DATENBANKEN.A" style:family="table-column">
      <style:table-column-properties style:column-width="1.8118in"/>
    </style:style>
    <style:style style:name="DATENBANKEN.B" style:family="table-column">
      <style:table-column-properties style:column-width="0.3118in"/>
    </style:style>
    <style:style style:name="DATENBANKEN.C" style:family="table-column">
      <style:table-column-properties style:column-width="0.3125in"/>
    </style:style>
    <style:style style:name="DATENBANKEN.D" style:family="table-column">
      <style:table-column-properties style:column-width="0.5007in"/>
    </style:style>
    <style:style style:name="DATENBANKEN.J" style:family="table-column">
      <style:table-column-properties style:column-width="1.5396in"/>
    </style:style>
    <style:style style:name="DATENBANKEN.A1" style:family="table-cell">
      <style:table-cell-properties fo:padding="0.0382in" fo:border="0.05pt solid #000000"/>
    </style:style>
    <style:style style:name="DATENBANKEN.A2" style:family="table-cell">
      <style:table-cell-properties fo:padding="0.0382in" fo:border-left="0.05pt solid #000000" fo:border-right="none" fo:border-top="none" fo:border-bottom="0.05pt solid #000000"/>
    </style:style>
    <style:style style:name="DATENBANKEN.J2" style:family="table-cell">
      <style:table-cell-properties fo:padding="0.0382in" fo:border-left="0.05pt solid #000000" fo:border-right="0.05pt solid #000000" fo:border-top="none" fo:border-bottom="0.05pt solid #000000"/>
    </style:style>
    <style:style style:name="SOFTWAREDESIGNUNDMETHODEN" style:family="table">
      <style:table-properties style:width="6.0382in" fo:break-before="auto" fo:break-after="auto" table:align="left"/>
    </style:style>
    <style:style style:name="SOFTWAREDESIGNUNDMETHODEN.A" style:family="table-column">
      <style:table-column-properties style:column-width="1.8118in"/>
    </style:style>
    <style:style style:name="SOFTWAREDESIGNUNDMETHODEN.B" style:family="table-column">
      <style:table-column-properties style:column-width="0.3118in"/>
    </style:style>
    <style:style style:name="SOFTWAREDESIGNUNDMETHODEN.C" style:family="table-column">
      <style:table-column-properties style:column-width="0.3125in"/>
    </style:style>
    <style:style style:name="SOFTWAREDESIGNUNDMETHODEN.D" style:family="table-column">
      <style:table-column-properties style:column-width="0.5007in"/>
    </style:style>
    <style:style style:name="SOFTWAREDESIGNUNDMETHODEN.J" style:family="table-column">
      <style:table-column-properties style:column-width="1.5396in"/>
    </style:style>
    <style:style style:name="SOFTWAREDESIGNUNDMETHODEN.A1" style:family="table-cell">
      <style:table-cell-properties fo:padding="0.0382in" fo:border="0.05pt solid #000000"/>
    </style:style>
    <style:style style:name="SOFTWAREDESIGNUNDMETHODEN.A2" style:family="table-cell">
      <style:table-cell-properties fo:padding="0.0382in" fo:border-left="0.05pt solid #000000" fo:border-right="none" fo:border-top="none" fo:border-bottom="0.05pt solid #000000"/>
    </style:style>
    <style:style style:name="SOFTWAREDESIGNUNDMETHODEN.J2" style:family="table-cell">
      <style:table-cell-properties fo:padding="0.0382in" fo:border-left="0.05pt solid #000000" fo:border-right="0.05pt solid #000000" fo:border-top="none" fo:border-bottom="0.05pt solid #000000"/>
    </style:style>
    <style:style style:name="MIDDLEWARE" style:family="table">
      <style:table-properties style:width="6.059in" fo:margin-left="0in" fo:break-before="auto" fo:break-after="auto" table:align="left"/>
    </style:style>
    <style:style style:name="MIDDLEWARE.A" style:family="table-column">
      <style:table-column-properties style:column-width="1.8118in"/>
    </style:style>
    <style:style style:name="MIDDLEWARE.B" style:family="table-column">
      <style:table-column-properties style:column-width="0.3118in"/>
    </style:style>
    <style:style style:name="MIDDLEWARE.C" style:family="table-column">
      <style:table-column-properties style:column-width="0.3125in"/>
    </style:style>
    <style:style style:name="MIDDLEWARE.D" style:family="table-column">
      <style:table-column-properties style:column-width="0.5007in"/>
    </style:style>
    <style:style style:name="MIDDLEWARE.J" style:family="table-column">
      <style:table-column-properties style:column-width="1.5604in"/>
    </style:style>
    <style:style style:name="MIDDLEWARE.A1" style:family="table-cell">
      <style:table-cell-properties fo:padding="0.0382in" fo:border="0.05pt solid #000000"/>
    </style:style>
    <style:style style:name="MIDDLEWARE.A2" style:family="table-cell">
      <style:table-cell-properties fo:padding="0.0382in" fo:border-left="0.05pt solid #000000" fo:border-right="none" fo:border-top="none" fo:border-bottom="0.05pt solid #000000"/>
    </style:style>
    <style:style style:name="MIDDLEWARE.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8pt" officeooo:paragraph-rsid="00717f9b" style:font-size-asian="8pt"/>
    </style:style>
    <style:style style:name="P3" style:family="paragraph" style:parent-style-name="Standard">
      <style:paragraph-properties fo:text-align="end" style:justify-single-word="false"/>
      <style:text-properties fo:font-size="8pt" officeooo:rsid="004b24c9" officeooo:paragraph-rsid="00717f9b" style:font-size-asian="8pt"/>
    </style:style>
    <style:style style:name="P4" style:family="paragraph" style:parent-style-name="Standard">
      <style:paragraph-properties fo:text-align="end" style:justify-single-word="false"/>
      <style:text-properties fo:font-size="2pt" style:font-size-asian="2pt"/>
    </style:style>
    <style:style style:name="P5" style:family="paragraph" style:parent-style-name="Standard">
      <style:paragraph-properties fo:text-align="end" style:justify-single-word="false"/>
      <style:text-properties fo:font-size="2pt" officeooo:paragraph-rsid="00717f9b" style:font-size-asian="2pt"/>
    </style:style>
    <style:style style:name="P6" style:family="paragraph" style:parent-style-name="Small">
      <style:paragraph-properties fo:text-align="start" style:justify-single-word="false">
        <style:tab-stops>
          <style:tab-stop style:position="1.0819in"/>
        </style:tab-stops>
      </style:paragraph-properties>
      <style:text-properties fo:color="#c0c0c0" loext:opacity="100%"/>
    </style:style>
    <style:style style:name="P7" style:family="paragraph" style:parent-style-name="Small">
      <style:paragraph-properties>
        <style:tab-stops>
          <style:tab-stop style:position="3.2591in" style:type="center"/>
          <style:tab-stop style:position="6.0492in" style:type="right"/>
        </style:tab-stops>
      </style:paragraph-properties>
    </style:style>
    <style:style style:name="P8"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9"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10" style:family="paragraph" style:parent-style-name="Standard">
      <style:text-properties style:font-name="Humnst777 Lt BT" officeooo:rsid="004db413" officeooo:paragraph-rsid="004db413"/>
    </style:style>
    <style:style style:name="P11" style:family="paragraph" style:parent-style-name="Standard">
      <style:text-properties style:font-name="Humnst777 Lt BT" officeooo:rsid="00731c2c" officeooo:paragraph-rsid="00731c2c"/>
    </style:style>
    <style:style style:name="P12" style:family="paragraph" style:parent-style-name="Standard">
      <style:paragraph-properties fo:text-align="start" style:justify-single-word="false"/>
      <style:text-properties style:font-name="Humnst777 Lt BT" officeooo:rsid="00731c2c" officeooo:paragraph-rsid="00731c2c"/>
    </style:style>
    <style:style style:name="P13" style:family="paragraph" style:parent-style-name="Standard">
      <style:text-properties style:use-window-font-color="true" loext:opacity="0%" style:font-name="Humnst777 Lt BT"/>
    </style:style>
    <style:style style:name="P14" style:family="paragraph" style:parent-style-name="Standard">
      <style:paragraph-properties fo:text-align="start" style:justify-single-word="false"/>
      <style:text-properties style:use-window-font-color="true" loext:opacity="0%" style:font-name="Humnst777 Lt BT" officeooo:paragraph-rsid="00626c66"/>
    </style:style>
    <style:style style:name="P15" style:family="paragraph" style:parent-style-name="Standard">
      <style:paragraph-properties fo:text-align="center" style:justify-single-word="false"/>
      <style:text-properties style:use-window-font-color="true" loext:opacity="0%" style:font-name="Humnst777 Lt BT" fo:letter-spacing="-0.0043in" officeooo:paragraph-rsid="00626c66" style:text-rotation-angle="90" style:text-rotation-scale="line-height"/>
    </style:style>
    <style:style style:name="P16" style:family="paragraph" style:parent-style-name="Standard">
      <style:paragraph-properties fo:text-align="center" style:justify-single-word="false"/>
      <style:text-properties style:use-window-font-color="true" loext:opacity="0%" style:font-name="Humnst777 Lt BT" officeooo:paragraph-rsid="00626c66"/>
    </style:style>
    <style:style style:name="P17" style:family="paragraph" style:parent-style-name="Standard">
      <style:paragraph-properties fo:margin-left="0.6898in" fo:margin-right="0in" fo:text-indent="-0.6898in" style:auto-text-indent="false"/>
      <style:text-properties style:use-window-font-color="true" loext:opacity="0%" style:font-name="Humnst777 Lt BT" fo:language="de" fo:country="CH"/>
    </style:style>
    <style:style style:name="P18" style:family="paragraph" style:parent-style-name="Standard">
      <style:paragraph-properties fo:margin-left="0in" fo:margin-right="0in" fo:text-indent="0in" style:auto-text-indent="false"/>
      <style:text-properties style:use-window-font-color="true" loext:opacity="0%" style:font-name="Humnst777 Lt BT" fo:language="de" fo:country="CH"/>
    </style:style>
    <style:style style:name="P19" style:family="paragraph" style:parent-style-name="Standard">
      <style:paragraph-properties fo:margin-left="0in" fo:margin-right="0in" fo:text-indent="0in" style:auto-text-indent="false"/>
      <style:text-properties style:use-window-font-color="true" loext:opacity="0%" style:font-name="Humnst777 Lt BT"/>
    </style:style>
    <style:style style:name="P20" style:family="paragraph" style:parent-style-name="Standard">
      <style:text-properties officeooo:rsid="004db413" officeooo:paragraph-rsid="004db413"/>
    </style:style>
    <style:style style:name="P21" style:family="paragraph" style:parent-style-name="Standard">
      <style:text-properties style:font-name="Roboto Light1" officeooo:rsid="001e4714" officeooo:paragraph-rsid="005050c0"/>
    </style:style>
    <style:style style:name="P22" style:family="paragraph" style:parent-style-name="Standard">
      <style:text-properties style:font-name="Roboto Light1" officeooo:paragraph-rsid="005050c0"/>
    </style:style>
    <style:style style:name="P23" style:family="paragraph" style:parent-style-name="Standard">
      <style:text-properties style:font-name="Roboto Light1" officeooo:paragraph-rsid="00717f9b"/>
    </style:style>
    <style:style style:name="P24" style:family="paragraph" style:parent-style-name="Standard">
      <style:text-properties style:font-name="Roboto Light1" officeooo:rsid="0038af21" officeooo:paragraph-rsid="005050c0"/>
    </style:style>
    <style:style style:name="P25" style:family="paragraph" style:parent-style-name="Standard">
      <style:text-properties officeooo:rsid="0061c42c" officeooo:paragraph-rsid="00626c66"/>
    </style:style>
    <style:style style:name="P26" style:family="paragraph" style:parent-style-name="Standard">
      <style:text-properties officeooo:paragraph-rsid="00717f9b"/>
    </style:style>
    <style:style style:name="P27" style:family="paragraph" style:parent-style-name="Standard">
      <style:paragraph-properties fo:hyphenation-ladder-count="no-limit" style:shadow="none"/>
      <style:text-properties fo:hyphenate="true" fo:hyphenation-remain-char-count="2" fo:hyphenation-push-char-count="2" loext:hyphenation-no-caps="false"/>
    </style:style>
    <style:style style:name="P28" style:family="paragraph" style:parent-style-name="Standard">
      <style:paragraph-properties fo:margin-top="0.0138in" fo:margin-bottom="0in" style:contextual-spacing="false" fo:text-align="start" style:justify-single-word="false" style:vertical-align="middle"/>
    </style:style>
    <style:style style:name="P29"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30" style:family="paragraph" style:parent-style-name="Standard">
      <style:paragraph-properties fo:margin-left="0.4453in" fo:margin-right="0.4575in" fo:text-align="center" style:justify-single-word="false" fo:text-indent="0in" style:auto-text-indent="false"/>
      <style:text-properties style:font-name="Roboto Light" officeooo:paragraph-rsid="005050c0"/>
    </style:style>
    <style:style style:name="P31" style:family="paragraph" style:parent-style-name="Table_20_Contents">
      <style:text-properties officeooo:rsid="006651ce" officeooo:paragraph-rsid="006651ce"/>
    </style:style>
    <style:style style:name="P32" style:family="paragraph" style:parent-style-name="Table_20_Contents">
      <style:text-properties officeooo:rsid="006651ce" officeooo:paragraph-rsid="00668a2d"/>
    </style:style>
    <style:style style:name="P33" style:family="paragraph" style:parent-style-name="Table_20_Contents">
      <style:paragraph-properties fo:text-align="center" style:justify-single-word="false"/>
      <style:text-properties officeooo:rsid="0068865f" officeooo:paragraph-rsid="0068865f"/>
    </style:style>
    <style:style style:name="P34" style:family="paragraph" style:parent-style-name="Table_20_Contents">
      <loext:graphic-properties draw:fill="solid" draw:fill-color="#cccccc" draw:opacity="100%"/>
      <style:paragraph-properties fo:text-align="center" style:justify-single-word="false" fo:background-color="#cccccc"/>
      <style:text-properties officeooo:rsid="0066689a" officeooo:paragraph-rsid="0066689a" fo:background-color="transparent"/>
    </style:style>
    <style:style style:name="P35" style:family="paragraph" style:parent-style-name="Table_20_Contents">
      <loext:graphic-properties draw:fill="solid" draw:fill-color="#cccccc" draw:opacity="100%"/>
      <style:paragraph-properties fo:text-align="center" style:justify-single-word="false" fo:background-color="#cccccc"/>
      <style:text-properties officeooo:rsid="00668a2d" officeooo:paragraph-rsid="00668a2d"/>
    </style:style>
    <style:style style:name="P36" style:family="paragraph" style:parent-style-name="Table_20_Contents">
      <loext:graphic-properties draw:fill="solid" draw:fill-color="#cccccc" draw:opacity="100%"/>
      <style:paragraph-properties fo:text-align="center" style:justify-single-word="false" fo:background-color="#cccccc"/>
      <style:text-properties officeooo:rsid="0066689a" officeooo:paragraph-rsid="00668a2d"/>
    </style:style>
    <style:style style:name="P37" style:family="paragraph" style:parent-style-name="Standard">
      <style:paragraph-properties fo:margin-top="0.1181in" fo:margin-bottom="0.0193in" style:contextual-spacing="false" fo:text-align="start" style:justify-single-word="false"/>
      <style:text-properties style:font-name="Humnst777 BT1" officeooo:paragraph-rsid="00717f9b"/>
    </style:style>
    <style:style style:name="P38"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747089" officeooo:paragraph-rsid="00747089" style:font-size-asian="14pt" style:font-size-complex="14pt"/>
    </style:style>
    <style:style style:name="P39" style:family="paragraph" style:parent-style-name="Heading_20_1">
      <style:text-properties officeooo:paragraph-rsid="00668a2d"/>
    </style:style>
    <style:style style:name="P40" style:family="paragraph" style:parent-style-name="Standard" style:master-page-name="PITC_5f_title_5f_page">
      <style:paragraph-properties style:page-number="auto"/>
    </style:style>
    <style:style style:name="P41" style:family="paragraph" style:parent-style-name="Standard">
      <style:paragraph-properties fo:text-align="start" style:justify-single-word="false"/>
      <style:text-properties style:use-window-font-color="true" loext:opacity="0%" style:font-name="Humnst777 Lt BT" officeooo:paragraph-rsid="00626c66"/>
    </style:style>
    <style:style style:name="P42" style:family="paragraph" style:parent-style-name="Standard">
      <style:paragraph-properties fo:text-align="center" style:justify-single-word="false"/>
      <style:text-properties style:use-window-font-color="true" loext:opacity="0%" style:font-name="Humnst777 Lt BT" fo:letter-spacing="-0.0043in" officeooo:paragraph-rsid="00626c66" style:text-rotation-angle="90" style:text-rotation-scale="line-height"/>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loext:opacity="0%" style:font-name="Humnst777 Lt BT"/>
    </style:style>
    <style:style style:name="T4" style:family="text">
      <style:text-properties officeooo:rsid="005050c0"/>
    </style:style>
    <style:style style:name="T5" style:family="text">
      <style:text-properties officeooo:rsid="00668a2d"/>
    </style:style>
    <style:style style:name="T6" style:family="text">
      <style:text-properties officeooo:rsid="00747089"/>
    </style:style>
    <style:style style:name="T7" style:family="text">
      <style:text-properties officeooo:rsid="0075bfdb"/>
    </style:style>
    <style:style style:name="T8" style:family="text"/>
    <style:style style:name="fr1"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draw:fill="none" draw:opacity="0%" fo:padding="0.0591in" fo:border="0.99pt solid #999999" style:shadow="none" draw:shadow-opacity="100%" style:flow-with-text="false"/>
    </style:style>
    <style:style style:name="fr2"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draw:fill="none" draw:opacity="0%" fo:padding="0.2165in" fo:border-left="none" fo:border-right="none" fo:border-top="none" fo:border-bottom="0.99pt solid #999999" style:shadow="none" draw:shadow-opacity="100%" style:flow-with-text="false"/>
    </style:style>
    <style:style style:name="fr3"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draw:fill="none" draw:opacity="0%" fo:padding="0in" fo:border="0.99pt solid #ffffff" style:shadow="none" draw:shadow-opacity="100%" style:flow-with-text="false"/>
    </style:style>
    <style:style style:name="fr4"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draw:fill-color="#ffff00" draw:opacity="100%" fo:padding="0.0591in" fo:border="0.99pt solid #999999" style:shadow="none" draw:shadow-opacity="100%" style:flow-with-text="false"/>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draw:fill="none" draw:opacity="0%" fo:padding="0in" fo:border="none" style:shadow="none" draw:shadow-opacity="100%" style:flow-with-text="false"/>
    </style:style>
    <style:style style:name="fr6"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columns fo:column-count="1" fo:column-gap="0in"/>
      </style:graphic-properties>
    </style:style>
    <style:style style:name="fr7"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8"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9"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10" style:family="graphic" style:parent-style-name="OLE">
      <style:graphic-properties fo:margin-left="0in" fo:margin-right="0in" style:protect="size position" style:vertical-pos="from-top" style:vertical-rel="page" style:horizontal-pos="from-left" style:horizontal-rel="page" draw:visible-area-left="0in" draw:visible-area-top="0in" draw:visible-area-width="2.0941in" draw:visible-area-height="1.4276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7" text:anchor-type="page" text:anchor-page-number="1" svg:x="3.4693in" svg:y="0.9264in" svg:width="0.7681in" draw:z-index="8">
        <draw:text-box fo:min-height="0.1744in">
          <text:p text:style-name="Small">Bereichskürzel</text:p>
        </draw:text-box>
      </draw:frame>
      <draw:frame draw:style-name="fr3" draw:name="Frame6" text:anchor-type="page" text:anchor-page-number="1" svg:x="2.4555in" svg:y="0.9209in" svg:width="0.7681in" draw:z-index="7">
        <draw:text-box fo:min-height="0.1744in">
          <text:p text:style-name="Small">Projektkürzel</text:p>
        </draw:text-box>
      </draw:frame>
      <draw:frame draw:style-name="fr3" draw:name="Frame8" text:anchor-type="page" text:anchor-page-number="1" svg:x="1.4665in" svg:y="0.9264in" svg:width="0.7681in" draw:z-index="6">
        <draw:text-box fo:min-height="0.1744in">
          <text:p text:style-name="Small">Kundenkürzel</text:p>
        </draw:text-box>
      </draw:frame>
      <draw:frame draw:style-name="fr4" draw:name="pitc_org_unit" text:anchor-type="page" text:anchor-page-number="1" svg:x="3.4693in" svg:y="1.0957in" svg:width="0.6772in" draw:z-index="5">
        <draw:text-box fo:min-height="0.3126in">
          <text:p text:style-name="P10">[SECTION]</text:p>
        </draw:text-box>
      </draw:frame>
      <draw:frame draw:style-name="fr4" draw:name="pitc_project_shortid" text:anchor-type="page" text:anchor-page-number="1" svg:x="2.4555in" svg:y="1.0945in" svg:width="0.6472in" draw:z-index="4">
        <draw:text-box fo:min-height="0.3126in">
          <text:p text:style-name="P10">[PROJECT]</text:p>
        </draw:text-box>
      </draw:frame>
      <draw:frame draw:style-name="fr4" draw:name="pitc_customer_shortid" text:anchor-type="page" text:anchor-page-number="1" svg:x="1.4665in" svg:y="1.1in" svg:width="0.6547in" draw:z-index="3">
        <draw:text-box fo:min-height="0.3126in">
          <text:p text:style-name="P10">[CLIENT]</text:p>
        </draw:text-box>
      </draw:frame>
      <draw:frame draw:style-name="fr5" draw:name="pitc_subject" text:anchor-type="page" text:anchor-page-number="1" svg:x="1.4528in" svg:y="2.2417in" svg:width="6.0602in" draw:z-index="2">
        <draw:text-box fo:min-height="0.4862in">
          <text:p text:style-name="P29">Fachwissens-<text:span text:style-name="T6">Skala Entwicklung</text:span></text:p>
        </draw:text-box>
      </draw:frame>
      <draw:frame draw:style-name="fr10"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40"/>
      <text:p text:style-name="Standard"/>
      <text:p text:style-name="Standard"/>
      <text:p text:style-name="Standard"/>
      <text:p text:style-name="P38">Software-Ingenieur</text:p>
      <text:p text:style-name="P20"/>
      <text:p text:style-name="Standard"><draw:frame draw:style-name="fr2" draw:name="pitc_abstract" text:anchor-type="paragraph" svg:x="0.002in" svg:y="0.0138in" svg:width="6.0457in" draw:z-index="1"><draw:text-box fo:min-height="0.6917in"><text:p text:style-name="P30">D<text:span text:style-name="T4">ie</text:span> vorliegende <text:span text:style-name="T4">Fachwissensskala</text:span> ist nur für die aufgeführte Empfängerfirma bestimmt. </text:p><text:p text:style-name="P30">Die darin enthaltenen Personendaten sind vertraulich zu behandeln.</text:p></draw:text-box></draw:frame></text:p>
      <text:p text:style-name="Standard"/>
      <text:p text:style-name="Standard"/>
      <text:p text:style-name="Standard"/>
      <text:p text:style-name="Standard"/>
      <text:p text:style-name="Standard"/>
      <text:p text:style-name="Standard"/>
      <text:p text:style-name="Standard"/>
      <text:p text:style-name="Standard"/>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
      <table:table table:name="Tabelle2" table:style-name="Tabelle2">
        <table:table-column table:style-name="Tabelle2.A"/>
        <table:table-column table:style-name="Tabelle2.B"/>
        <table:table-row>
          <table:table-cell table:style-name="Tabelle2.A1" office:value-type="string">
            <text:p text:style-name="P37">Datum</text:p>
          </table:table-cell>
          <table:table-cell table:style-name="Tabelle2.A1" office:value-type="string">
            <text:p text:style-name="P26"><draw:frame draw:style-name="fr1" draw:name="pitc_date_display" text:anchor-type="paragraph" svg:x="0.0354in" svg:y="0.0354in" svg:width="2.2201in" svg:height="0.2992in" draw:z-index="9"><draw:text-box><text:p text:style-name="P11">@Datum</text:p></draw:text-box></draw:frame></text:p>
          </table:table-cell>
        </table:table-row>
      </table:table>
      <text:p text:style-name="P26"/>
      <table:table table:name="Tabelle3" table:style-name="Tabelle3">
        <table:table-column table:style-name="Tabelle3.A"/>
        <table:table-column table:style-name="Tabelle3.B"/>
        <table:table-row>
          <table:table-cell table:style-name="Tabelle3.A1" office:value-type="string">
            <text:p text:style-name="P37">Version</text:p>
          </table:table-cell>
          <table:table-cell table:style-name="Tabelle3.A1" office:value-type="string">
            <text:p text:style-name="P26"><draw:frame draw:style-name="fr1" draw:name="pitc_version" text:anchor-type="paragraph" svg:x="0.0354in" svg:y="0.0354in" svg:width="2.2201in" svg:height="0.2992in" draw:z-index="10"><draw:text-box><text:p text:style-name="P12">@Version</text:p></draw:text-box></draw:frame></text:p>
          </table:table-cell>
        </table:table-row>
      </table:table>
      <text:p text:style-name="P26"/>
      <text:p text:style-name="P23"/>
      <text:p text:style-name="P22"/>
      <text:p text:style-name="P22"/>
      <text:p text:style-name="P24"><text:soft-page-break/></text:p>
      <text:h text:style-name="Heading_20_1" text:outline-level="1">Erfahrungsstufen</text:h>
      <table:table table:name="Tabelle7" table:style-name="Tabelle7">
        <table:table-column table:style-name="Tabelle7.A"/>
        <table:table-column table:style-name="Tabelle7.B"/>
        <table:table-header-rows>
          <table:table-row>
            <table:table-cell table:style-name="Tabelle7.A1" office:value-type="string">
              <text:p text:style-name="P13">Erfahrungswert</text:p>
            </table:table-cell>
            <table:table-cell table:style-name="Tabelle7.B1" office:value-type="string">
              <text:p text:style-name="P13">Beschreibung</text:p>
            </table:table-cell>
          </table:table-row>
        </table:table-header-rows>
        <table:table-row>
          <table:table-cell table:style-name="Tabelle7.A2" office:value-type="string">
            <text:p text:style-name="P17">Trainee</text:p>
          </table:table-cell>
          <table:table-cell table:style-name="Tabelle7.B2" office:value-type="string">
            <text:p text:style-name="P13">Ich habe von der Technologie gehört oder mich eingelesen und eventuell auch ein paar Beispiele gemacht.</text:p>
          </table:table-cell>
        </table:table-row>
        <table:table-row>
          <table:table-cell table:style-name="Tabelle7.A2" office:value-type="string">
            <text:p text:style-name="P18">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17">Professional</text:p>
          </table:table-cell>
          <table:table-cell table:style-name="Tabelle7.B2" office:value-type="string">
            <text:p text:style-name="P27">Ich habe praktische Erfahrung und kenne mich mit den meisten Funktionalitäten und Problemen aus.</text:p>
          </table:table-cell>
        </table:table-row>
        <table:table-row>
          <table:table-cell table:style-name="Tabelle7.A2" office:value-type="string">
            <text:p text:style-name="P17">Senior</text:p>
          </table:table-cell>
          <table:table-cell table:style-name="Tabelle7.B2" office:value-type="string">
            <text:p text:style-name="P19">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17">Expert</text:p>
          </table:table-cell>
          <table:table-cell table:style-name="Tabelle7.B2" office:value-type="string">
            <text:p text:style-name="P19">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25"/>
      <text:p text:style-name="P25"/>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column table:style-name="Tabelle1.E" table:number-columns-repeated="2"/>
        <table:table-column table:style-name="Tabelle1.I"/>
        <table:table-column table:style-name="Tabelle1.J"/>
        <table:table-header-rows>
          <table:table-row table:style-name="Tabelle1.1">
            <table:table-cell table:style-name="Tabelle1.A1" table:number-rows-spanned="2" office:value-type="string">
              <text:p text:style-name="P14">Fachwissen</text:p>
            </table:table-cell>
            <table:table-cell table:style-name="Tabelle1.A1" table:number-rows-spanned="2" office:value-type="string">
              <text:p text:style-name="P15">Anz. Jahre Erfahrung </text:p>
            </table:table-cell>
            <table:table-cell table:style-name="Tabelle1.A1" table:number-rows-spanned="2" office:value-type="string">
              <text:p text:style-name="P15"><text:s/>Anzahl Projekte </text:p>
            </table:table-cell>
            <table:table-cell table:style-name="Tabelle1.A1" table:number-rows-spanned="2" office:value-type="string">
              <text:p text:style-name="P15">letztmals angewendet </text:p>
            </table:table-cell>
            <table:table-cell table:style-name="Tabelle1.E1" table:number-columns-spanned="5" office:value-type="string">
              <text:p text:style-name="P16">Erfahrungswert </text:p>
            </table:table-cell>
            <table:covered-table-cell/>
            <table:covered-table-cell/>
            <table:covered-table-cell/>
            <table:covered-table-cell/>
            <table:table-cell table:style-name="Tabelle1.J1" table:number-rows-spanned="2" office:value-type="string">
              <text:p text:style-name="P14">Bemerkung</text:p>
            </table:table-cell>
          </table:table-row>
        </table:table-header-rows>
        <table:table-row table:style-name="Tabelle1.2">
          <table:covered-table-cell table:style-name="Tabelle1.A1"/>
          <table:covered-table-cell table:style-name="Tabelle1.A1"/>
          <table:covered-table-cell table:style-name="Tabelle1.A1"/>
          <table:covered-table-cell table:style-name="Tabelle1.A1"/>
          <table:table-cell table:style-name="Tabelle1.E2" office:value-type="string">
            <text:p text:style-name="P15">Trainee </text:p>
          </table:table-cell>
          <table:table-cell table:style-name="Tabelle1.E2" office:value-type="string">
            <text:p text:style-name="P15">Junior </text:p>
          </table:table-cell>
          <table:table-cell table:style-name="Tabelle1.E2" office:value-type="string">
            <text:p text:style-name="P15">Professional</text:p>
          </table:table-cell>
          <table:table-cell table:style-name="Tabelle1.E2" office:value-type="string">
            <text:p text:style-name="P15">Senior </text:p>
          </table:table-cell>
          <table:table-cell table:style-name="Tabelle1.E2" office:value-type="string">
            <text:p text:style-name="P15">Expert</text:p>
          </table:table-cell>
          <table:covered-table-cell table:style-name="Tabelle1.J1"/>
        </table:table-row>
      </table:table>
      <table:table table:name="JAVA" table:style-name="JAVA">
        <table:table-column table:style-name="JAVA.A"/>
        <table:table-column table:style-name="JAVA.B"/>
        <table:table-column table:style-name="JAVA.C"/>
        <table:table-column table:style-name="JAVA.D"/>
        <table:table-column table:style-name="JAVA.C" table:number-columns-repeated="2"/>
        <table:table-column table:style-name="JAVA.B"/>
        <table:table-column table:style-name="JAVA.C" table:number-columns-repeated="2"/>
        <table:table-column table:style-name="JAVA.J"/>
        <table:table-row>
          <table:table-cell table:style-name="JAVA.A1" table:number-columns-spanned="10" office:value-type="string">
            <text:p text:style-name="P34">Java</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A2" office:value-type="string">
            <text:p text:style-name="P31">[TOPIC]</text:p>
          </table:table-cell>
          <table:table-cell table:style-name="JAVA.A2" office:value-type="string">
            <text:p text:style-name="P31"/>
          </table:table-cell>
          <table:table-cell table:style-name="JAVA.A2" office:value-type="string">
            <text:p text:style-name="P31"/>
          </table:table-cell>
          <table:table-cell table:style-name="JAVA.A2" office:value-type="string">
            <text:p text:style-name="P31"/>
          </table:table-cell>
          <table:table-cell table:style-name="JAVA.A2" office:value-type="string">
            <text:p text:style-name="P33"/>
          </table:table-cell>
          <table:table-cell table:style-name="JAVA.A2" office:value-type="string">
            <text:p text:style-name="P33"/>
          </table:table-cell>
          <table:table-cell table:style-name="JAVA.A2" office:value-type="string">
            <text:p text:style-name="P33"/>
          </table:table-cell>
          <table:table-cell table:style-name="JAVA.A2" office:value-type="string">
            <text:p text:style-name="P33"/>
          </table:table-cell>
          <table:table-cell table:style-name="JAVA.A2" office:value-type="string">
            <text:p text:style-name="P33"/>
          </table:table-cell>
          <table:table-cell table:style-name="JAVA.J2" office:value-type="string">
            <text:p text:style-name="P31"/>
          </table:table-cell>
        </table:table-row>
      </table:table>
      <table:table table:name="RUBY" table:style-name="RUBY">
        <table:table-column table:style-name="RUBY.A"/>
        <table:table-column table:style-name="RUBY.B"/>
        <table:table-column table:style-name="RUBY.C"/>
        <table:table-column table:style-name="RUBY.D"/>
        <table:table-column table:style-name="RUBY.C" table:number-columns-repeated="2"/>
        <table:table-column table:style-name="RUBY.B"/>
        <table:table-column table:style-name="RUBY.C" table:number-columns-repeated="2"/>
        <table:table-column table:style-name="RUBY.J"/>
        <table:table-row>
          <table:table-cell table:style-name="RUBY.A1" table:number-columns-spanned="10" office:value-type="string">
            <text:p text:style-name="P35">Ruby</text:p>
          </table:table-cell>
          <table:covered-table-cell/>
          <table:covered-table-cell/>
          <table:covered-table-cell/>
          <table:covered-table-cell/>
          <table:covered-table-cell/>
          <table:covered-table-cell/>
          <table:covered-table-cell/>
          <table:covered-table-cell/>
          <table:covered-table-cell/>
        </table:table-row>
        <table:table-row>
          <table:table-cell table:style-name="RUBY.A2" office:value-type="string">
            <text:p text:style-name="P32">[TOPIC]</text:p>
          </table:table-cell>
          <table:table-cell table:style-name="RUBY.A2" office:value-type="string">
            <text:p text:style-name="P32"/>
          </table:table-cell>
          <table:table-cell table:style-name="RUBY.A2" office:value-type="string">
            <text:p text:style-name="P32"/>
          </table:table-cell>
          <table:table-cell table:style-name="RUBY.A2" office:value-type="string">
            <text:p text:style-name="P32"/>
          </table:table-cell>
          <table:table-cell table:style-name="RUBY.A2" office:value-type="string">
            <text:p text:style-name="P33"/>
          </table:table-cell>
          <table:table-cell table:style-name="RUBY.A2" office:value-type="string">
            <text:p text:style-name="P33"/>
          </table:table-cell>
          <table:table-cell table:style-name="RUBY.A2" office:value-type="string">
            <text:p text:style-name="P33"/>
          </table:table-cell>
          <table:table-cell table:style-name="RUBY.A2" office:value-type="string">
            <text:p text:style-name="P33"/>
          </table:table-cell>
          <table:table-cell table:style-name="RUBY.A2" office:value-type="string">
            <text:p text:style-name="P33"/>
          </table:table-cell>
          <table:table-cell table:style-name="RUBY.J2" office:value-type="string">
            <text:p text:style-name="P32"/>
          </table:table-cell>
        </table:table-row>
      </table:table>
      <table:table table:name="JAVASCRIPT" table:style-name="JAVASCRIPT">
        <table:table-column table:style-name="JAVASCRIPT.A"/>
        <table:table-column table:style-name="JAVASCRIPT.B"/>
        <table:table-column table:style-name="JAVASCRIPT.C"/>
        <table:table-column table:style-name="JAVASCRIPT.D"/>
        <table:table-column table:style-name="JAVASCRIPT.C" table:number-columns-repeated="2"/>
        <table:table-column table:style-name="JAVASCRIPT.B"/>
        <table:table-column table:style-name="JAVASCRIPT.C" table:number-columns-repeated="2"/>
        <table:table-column table:style-name="JAVASCRIPT.J"/>
        <table:table-row>
          <table:table-cell table:style-name="JAVASCRIPT.A1" table:number-columns-spanned="10" office:value-type="string">
            <text:p text:style-name="P36">Java<text:span text:style-name="T5">Scrip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JAVASCRIPT.A2" office:value-type="string">
            <text:p text:style-name="P32">[TOPIC]</text:p>
          </table:table-cell>
          <table:table-cell table:style-name="JAVASCRIPT.A2" office:value-type="string">
            <text:p text:style-name="P32"/>
          </table:table-cell>
          <table:table-cell table:style-name="JAVASCRIPT.A2" office:value-type="string">
            <text:p text:style-name="P32"/>
          </table:table-cell>
          <table:table-cell table:style-name="JAVASCRIPT.A2" office:value-type="string">
            <text:p text:style-name="P32"/>
          </table:table-cell>
          <table:table-cell table:style-name="JAVASCRIPT.A2" office:value-type="string">
            <text:p text:style-name="P33"/>
          </table:table-cell>
          <table:table-cell table:style-name="JAVASCRIPT.A2" office:value-type="string">
            <text:p text:style-name="P33"/>
          </table:table-cell>
          <table:table-cell table:style-name="JAVASCRIPT.A2" office:value-type="string">
            <text:p text:style-name="P33"/>
          </table:table-cell>
          <table:table-cell table:style-name="JAVASCRIPT.A2" office:value-type="string">
            <text:p text:style-name="P33"/>
          </table:table-cell>
          <table:table-cell table:style-name="JAVASCRIPT.A2" office:value-type="string">
            <text:p text:style-name="P33"/>
          </table:table-cell>
          <table:table-cell table:style-name="JAVASCRIPT.J2" office:value-type="string">
            <text:p text:style-name="P32"/>
          </table:table-cell>
        </table:table-row>
      </table:table>
      <table:table table:name="ALLGEMEINEKONZEPTEUNDSPRACHEN" table:style-name="ALLGEMEINEKONZEPTEUNDSPRACHEN">
        <table:table-column table:style-name="ALLGEMEINEKONZEPTEUNDSPRACHEN.A"/>
        <table:table-column table:style-name="ALLGEMEINEKONZEPTEUNDSPRACHEN.B"/>
        <table:table-column table:style-name="ALLGEMEINEKONZEPTEUNDSPRACHEN.C"/>
        <table:table-column table:style-name="ALLGEMEINEKONZEPTEUNDSPRACHEN.D"/>
        <table:table-column table:style-name="ALLGEMEINEKONZEPTEUNDSPRACHEN.C" table:number-columns-repeated="2"/>
        <table:table-column table:style-name="ALLGEMEINEKONZEPTEUNDSPRACHEN.B"/>
        <table:table-column table:style-name="ALLGEMEINEKONZEPTEUNDSPRACHEN.C" table:number-columns-repeated="2"/>
        <table:table-column table:style-name="ALLGEMEINEKONZEPTEUNDSPRACHEN.J"/>
        <table:table-row>
          <table:table-cell table:style-name="ALLGEMEINEKONZEPTEUNDSPRACHEN.A1" table:number-columns-spanned="10" office:value-type="string">
            <text:p text:style-name="P35">Allgemeine Konzepte und Sprachen</text:p>
          </table:table-cell>
          <table:covered-table-cell/>
          <table:covered-table-cell/>
          <table:covered-table-cell/>
          <table:covered-table-cell/>
          <table:covered-table-cell/>
          <table:covered-table-cell/>
          <table:covered-table-cell/>
          <table:covered-table-cell/>
          <table:covered-table-cell/>
        </table:table-row>
        <table:table-row>
          <table:table-cell table:style-name="ALLGEMEINEKONZEPTEUNDSPRACHEN.A2" office:value-type="string">
            <text:p text:style-name="P32">[TOPIC]</text:p>
          </table:table-cell>
          <table:table-cell table:style-name="ALLGEMEINEKONZEPTEUNDSPRACHEN.A2" office:value-type="string">
            <text:p text:style-name="P32"/>
          </table:table-cell>
          <table:table-cell table:style-name="ALLGEMEINEKONZEPTEUNDSPRACHEN.A2" office:value-type="string">
            <text:p text:style-name="P32"/>
          </table:table-cell>
          <table:table-cell table:style-name="ALLGEMEINEKONZEPTEUNDSPRACHEN.A2" office:value-type="string">
            <text:p text:style-name="P32"/>
          </table:table-cell>
          <table:table-cell table:style-name="ALLGEMEINEKONZEPTEUNDSPRACHEN.A2" office:value-type="string">
            <text:p text:style-name="P33"/>
          </table:table-cell>
          <table:table-cell table:style-name="ALLGEMEINEKONZEPTEUNDSPRACHEN.A2" office:value-type="string">
            <text:p text:style-name="P33"/>
          </table:table-cell>
          <table:table-cell table:style-name="ALLGEMEINEKONZEPTEUNDSPRACHEN.A2" office:value-type="string">
            <text:p text:style-name="P33"/>
          </table:table-cell>
          <table:table-cell table:style-name="ALLGEMEINEKONZEPTEUNDSPRACHEN.A2" office:value-type="string">
            <text:p text:style-name="P33"/>
          </table:table-cell>
          <table:table-cell table:style-name="ALLGEMEINEKONZEPTEUNDSPRACHEN.A2" office:value-type="string">
            <text:p text:style-name="P33"/>
          </table:table-cell>
          <table:table-cell table:style-name="ALLGEMEINEKONZEPTEUNDSPRACHEN.J2" office:value-type="string">
            <text:p text:style-name="P32"/>
          </table:table-cell>
        </table:table-row>
      </table:table>
      <table:table table:name="WERKZEUGE" table:style-name="WERKZEUGE">
        <table:table-column table:style-name="WERKZEUGE.A"/>
        <table:table-column table:style-name="WERKZEUGE.B"/>
        <table:table-column table:style-name="WERKZEUGE.C"/>
        <table:table-column table:style-name="WERKZEUGE.D"/>
        <table:table-column table:style-name="WERKZEUGE.C" table:number-columns-repeated="2"/>
        <table:table-column table:style-name="WERKZEUGE.B"/>
        <table:table-column table:style-name="WERKZEUGE.C" table:number-columns-repeated="2"/>
        <table:table-column table:style-name="WERKZEUGE.J"/>
        <table:table-row>
          <table:table-cell table:style-name="WERKZEUGE.A1" table:number-columns-spanned="10" office:value-type="string">
            <text:p text:style-name="P35">Werkzeuge</text:p>
          </table:table-cell>
          <table:covered-table-cell/>
          <table:covered-table-cell/>
          <table:covered-table-cell/>
          <table:covered-table-cell/>
          <table:covered-table-cell/>
          <table:covered-table-cell/>
          <table:covered-table-cell/>
          <table:covered-table-cell/>
          <table:covered-table-cell/>
        </table:table-row>
        <table:table-row>
          <table:table-cell table:style-name="WERKZEUGE.A2" office:value-type="string">
            <text:p text:style-name="P32">[TOPIC]</text:p>
          </table:table-cell>
          <table:table-cell table:style-name="WERKZEUGE.A2" office:value-type="string">
            <text:p text:style-name="P32"/>
          </table:table-cell>
          <table:table-cell table:style-name="WERKZEUGE.A2" office:value-type="string">
            <text:p text:style-name="P32"/>
          </table:table-cell>
          <table:table-cell table:style-name="WERKZEUGE.A2" office:value-type="string">
            <text:p text:style-name="P32"/>
          </table:table-cell>
          <table:table-cell table:style-name="WERKZEUGE.A2" office:value-type="string">
            <text:p text:style-name="P33"/>
          </table:table-cell>
          <table:table-cell table:style-name="WERKZEUGE.A2" office:value-type="string">
            <text:p text:style-name="P33"/>
          </table:table-cell>
          <table:table-cell table:style-name="WERKZEUGE.A2" office:value-type="string">
            <text:p text:style-name="P33"/>
          </table:table-cell>
          <table:table-cell table:style-name="WERKZEUGE.A2" office:value-type="string">
            <text:p text:style-name="P33"/>
          </table:table-cell>
          <table:table-cell table:style-name="WERKZEUGE.A2" office:value-type="string">
            <text:p text:style-name="P33"/>
          </table:table-cell>
          <table:table-cell table:style-name="WERKZEUGE.J2" office:value-type="string">
            <text:p text:style-name="P32"/>
          </table:table-cell>
        </table:table-row>
      </table:table>
      <table:table table:name="DATENBANKEN" table:style-name="DATENBANKEN">
        <table:table-column table:style-name="DATENBANKEN.A"/>
        <table:table-column table:style-name="DATENBANKEN.B"/>
        <table:table-column table:style-name="DATENBANKEN.C"/>
        <table:table-column table:style-name="DATENBANKEN.D"/>
        <table:table-column table:style-name="DATENBANKEN.C" table:number-columns-repeated="2"/>
        <table:table-column table:style-name="DATENBANKEN.B"/>
        <table:table-column table:style-name="DATENBANKEN.C" table:number-columns-repeated="2"/>
        <table:table-column table:style-name="DATENBANKEN.J"/>
        <table:table-row>
          <table:table-cell table:style-name="DATENBANKEN.A1" table:number-columns-spanned="10" office:value-type="string">
            <text:p text:style-name="P35">Datenbanken</text:p>
          </table:table-cell>
          <table:covered-table-cell/>
          <table:covered-table-cell/>
          <table:covered-table-cell/>
          <table:covered-table-cell/>
          <table:covered-table-cell/>
          <table:covered-table-cell/>
          <table:covered-table-cell/>
          <table:covered-table-cell/>
          <table:covered-table-cell/>
        </table:table-row>
        <table:table-row>
          <table:table-cell table:style-name="DATENBANKEN.A2" office:value-type="string">
            <text:p text:style-name="P32">[TOPIC]</text:p>
          </table:table-cell>
          <table:table-cell table:style-name="DATENBANKEN.A2" office:value-type="string">
            <text:p text:style-name="P32"/>
          </table:table-cell>
          <table:table-cell table:style-name="DATENBANKEN.A2" office:value-type="string">
            <text:p text:style-name="P32"/>
          </table:table-cell>
          <table:table-cell table:style-name="DATENBANKEN.A2" office:value-type="string">
            <text:p text:style-name="P32"/>
          </table:table-cell>
          <table:table-cell table:style-name="DATENBANKEN.A2" office:value-type="string">
            <text:p text:style-name="P33"/>
          </table:table-cell>
          <table:table-cell table:style-name="DATENBANKEN.A2" office:value-type="string">
            <text:p text:style-name="P33"/>
          </table:table-cell>
          <table:table-cell table:style-name="DATENBANKEN.A2" office:value-type="string">
            <text:p text:style-name="P33"/>
          </table:table-cell>
          <table:table-cell table:style-name="DATENBANKEN.A2" office:value-type="string">
            <text:p text:style-name="P33"/>
          </table:table-cell>
          <table:table-cell table:style-name="DATENBANKEN.A2" office:value-type="string">
            <text:p text:style-name="P33"/>
          </table:table-cell>
          <table:table-cell table:style-name="DATENBANKEN.J2" office:value-type="string">
            <text:p text:style-name="P32"/>
          </table:table-cell>
        </table:table-row>
      </table:table>
      <table:table table:name="SOFTWAREDESIGNUNDMETHODEN" table:style-name="SOFTWAREDESIGNUNDMETHODEN">
        <table:table-column table:style-name="SOFTWAREDESIGNUNDMETHODEN.A"/>
        <table:table-column table:style-name="SOFTWAREDESIGNUNDMETHODEN.B"/>
        <table:table-column table:style-name="SOFTWAREDESIGNUNDMETHODEN.C"/>
        <table:table-column table:style-name="SOFTWAREDESIGNUNDMETHODEN.D"/>
        <table:table-column table:style-name="SOFTWAREDESIGNUNDMETHODEN.C" table:number-columns-repeated="2"/>
        <table:table-column table:style-name="SOFTWAREDESIGNUNDMETHODEN.B"/>
        <table:table-column table:style-name="SOFTWAREDESIGNUNDMETHODEN.C" table:number-columns-repeated="2"/>
        <table:table-column table:style-name="SOFTWAREDESIGNUNDMETHODEN.J"/>
        <table:table-row>
          <table:table-cell table:style-name="SOFTWAREDESIGNUNDMETHODEN.A1" table:number-columns-spanned="10" office:value-type="string">
            <text:p text:style-name="P35">Software Design und Methoden</text:p>
          </table:table-cell>
          <table:covered-table-cell/>
          <table:covered-table-cell/>
          <table:covered-table-cell/>
          <table:covered-table-cell/>
          <table:covered-table-cell/>
          <table:covered-table-cell/>
          <table:covered-table-cell/>
          <table:covered-table-cell/>
          <table:covered-table-cell/>
        </table:table-row>
        <table:table-row>
          <table:table-cell table:style-name="SOFTWAREDESIGNUNDMETHODEN.A2" office:value-type="string">
            <text:p text:style-name="P32">[TOPIC]</text:p>
          </table:table-cell>
          <table:table-cell table:style-name="SOFTWAREDESIGNUNDMETHODEN.A2" office:value-type="string">
            <text:p text:style-name="P32"/>
          </table:table-cell>
          <table:table-cell table:style-name="SOFTWAREDESIGNUNDMETHODEN.A2" office:value-type="string">
            <text:p text:style-name="P32"/>
          </table:table-cell>
          <table:table-cell table:style-name="SOFTWAREDESIGNUNDMETHODEN.A2" office:value-type="string">
            <text:p text:style-name="P32"/>
          </table:table-cell>
          <table:table-cell table:style-name="SOFTWAREDESIGNUNDMETHODEN.A2" office:value-type="string">
            <text:p text:style-name="P33"/>
          </table:table-cell>
          <table:table-cell table:style-name="SOFTWAREDESIGNUNDMETHODEN.A2" office:value-type="string">
            <text:p text:style-name="P33"/>
          </table:table-cell>
          <table:table-cell table:style-name="SOFTWAREDESIGNUNDMETHODEN.A2" office:value-type="string">
            <text:p text:style-name="P33"/>
          </table:table-cell>
          <table:table-cell table:style-name="SOFTWAREDESIGNUNDMETHODEN.A2" office:value-type="string">
            <text:p text:style-name="P33"/>
          </table:table-cell>
          <table:table-cell table:style-name="SOFTWAREDESIGNUNDMETHODEN.A2" office:value-type="string">
            <text:p text:style-name="P33"/>
          </table:table-cell>
          <table:table-cell table:style-name="SOFTWAREDESIGNUNDMETHODEN.J2" office:value-type="string">
            <text:p text:style-name="P32"/>
          </table:table-cell>
        </table:table-row>
      </table:table>
      <table:table table:name="MIDDLEWARE" table:style-name="MIDDLEWARE">
        <table:table-column table:style-name="MIDDLEWARE.A"/>
        <table:table-column table:style-name="MIDDLEWARE.B"/>
        <table:table-column table:style-name="MIDDLEWARE.C"/>
        <table:table-column table:style-name="MIDDLEWARE.D"/>
        <table:table-column table:style-name="MIDDLEWARE.C" table:number-columns-repeated="2"/>
        <table:table-column table:style-name="MIDDLEWARE.B"/>
        <table:table-column table:style-name="MIDDLEWARE.C" table:number-columns-repeated="2"/>
        <table:table-column table:style-name="MIDDLEWARE.J"/>
        <text:soft-page-break/>
        <table:table-row>
          <table:table-cell table:style-name="MIDDLEWARE.A1" table:number-columns-spanned="10" office:value-type="string">
            <text:p text:style-name="P35">Middleware</text:p>
          </table:table-cell>
          <table:covered-table-cell/>
          <table:covered-table-cell/>
          <table:covered-table-cell/>
          <table:covered-table-cell/>
          <table:covered-table-cell/>
          <table:covered-table-cell/>
          <table:covered-table-cell/>
          <table:covered-table-cell/>
          <table:covered-table-cell/>
        </table:table-row>
        <table:table-row>
          <table:table-cell table:style-name="MIDDLEWARE.A2" office:value-type="string">
            <text:p text:style-name="P32">[TOPIC]</text:p>
          </table:table-cell>
          <table:table-cell table:style-name="MIDDLEWARE.A2" office:value-type="string">
            <text:p text:style-name="P32"/>
          </table:table-cell>
          <table:table-cell table:style-name="MIDDLEWARE.A2" office:value-type="string">
            <text:p text:style-name="P32"/>
          </table:table-cell>
          <table:table-cell table:style-name="MIDDLEWARE.A2" office:value-type="string">
            <text:p text:style-name="P32"/>
          </table:table-cell>
          <table:table-cell table:style-name="MIDDLEWARE.A2" office:value-type="string">
            <text:p text:style-name="P33"/>
          </table:table-cell>
          <table:table-cell table:style-name="MIDDLEWARE.A2" office:value-type="string">
            <text:p text:style-name="P33"/>
          </table:table-cell>
          <table:table-cell table:style-name="MIDDLEWARE.A2" office:value-type="string">
            <text:p text:style-name="P33"/>
          </table:table-cell>
          <table:table-cell table:style-name="MIDDLEWARE.A2" office:value-type="string">
            <text:p text:style-name="P33"/>
          </table:table-cell>
          <table:table-cell table:style-name="MIDDLEWARE.A2" office:value-type="string">
            <text:p text:style-name="P33"/>
          </table:table-cell>
          <table:table-cell table:style-name="MIDDLEWARE.J2" office:value-type="string">
            <text:p text:style-name="P32"/>
          </table:table-cell>
        </table:table-row>
      </table:table>
      <text:h text:style-name="P39"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28">Name</text:p>
            </table:table-cell>
            <table:table-cell table:style-name="Tabelle8.A1" office:value-type="string">
              <text:p text:style-name="P28">Jahr</text:p>
            </table:table-cell>
            <table:table-cell table:style-name="Tabelle8.C1" office:value-type="string">
              <text:p text:style-name="P28">Beschreibung</text:p>
            </table:table-cell>
          </table:table-row>
        </table:table-header-rows>
        <table:table-row table:style-name="Tabelle8.1">
          <table:table-cell table:style-name="Tabelle8.A2" office:value-type="string">
            <text:p text:style-name="P28"/>
          </table:table-cell>
          <table:table-cell table:style-name="Tabelle8.B2" office:value-type="string">
            <text:p text:style-name="P28"/>
          </table:table-cell>
          <table:table-cell table:style-name="Tabelle8.C2" office:value-type="string">
            <text:p text:style-name="P28"/>
          </table:table-cell>
        </table:table-row>
        <table:table-row table:style-name="Tabelle8.1">
          <table:table-cell table:style-name="Tabelle8.A2" office:value-type="string">
            <text:p text:style-name="P28"/>
          </table:table-cell>
          <table:table-cell table:style-name="Tabelle8.B2" office:value-type="string">
            <text:p text:style-name="P28"/>
          </table:table-cell>
          <table:table-cell table:style-name="Tabelle8.C2" office:value-type="string">
            <text:p text:style-name="P28"/>
          </table:table-cell>
        </table:table-row>
        <table:table-row table:style-name="Tabelle8.1">
          <table:table-cell table:style-name="Tabelle8.A2" office:value-type="string">
            <text:p text:style-name="P28"/>
          </table:table-cell>
          <table:table-cell table:style-name="Tabelle8.B2" office:value-type="string">
            <text:p text:style-name="P28"/>
          </table:table-cell>
          <table:table-cell table:style-name="Tabelle8.C2" office:value-type="string">
            <text:p text:style-name="P28"/>
          </table:table-cell>
        </table:table-row>
        <table:table-row table:style-name="Tabelle8.1">
          <table:table-cell table:style-name="Tabelle8.A2" office:value-type="string">
            <text:p text:style-name="P28"/>
          </table:table-cell>
          <table:table-cell table:style-name="Tabelle8.B2" office:value-type="string">
            <text:p text:style-name="P28"/>
          </table:table-cell>
          <table:table-cell table:style-name="Tabelle8.C2" office:value-type="string">
            <text:p text:style-name="P28"/>
          </table:table-cell>
        </table:table-row>
        <table:table-row table:style-name="Tabelle8.6">
          <table:table-cell table:style-name="Tabelle8.A2" office:value-type="string">
            <text:p text:style-name="P28"/>
          </table:table-cell>
          <table:table-cell table:style-name="Tabelle8.B2" office:value-type="string">
            <text:p text:style-name="P28"/>
          </table:table-cell>
          <table:table-cell table:style-name="Tabelle8.C2" office:value-type="string">
            <text:p text:style-name="P28"/>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pitch="variable"/>
    <style:font-face style:name="Courier" svg:font-family="Courier" style:font-family-generic="modern" style:font-pitch="fixed"/>
    <style:font-face style:name="Courier New" svg:font-family="'Courier New'" style:font-family-generic="modern" style:font-pitch="fixed"/>
    <style:font-face style:name="HG Mincho Light J" svg:font-family="'HG Mincho Light J'" style:font-pitch="variable"/>
    <style:font-face style:name="Humnst777 BT" svg:font-family="'Humnst777 BT'" style:font-pitch="variable"/>
    <style:font-face style:name="Humnst777 BT1" svg:font-family="'Humnst777 BT'" style:font-family-generic="swiss"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 svg:font-family="'Humnst777 Lt BT'" style:font-pitch="variable"/>
    <style:font-face style:name="Humnst777 Lt BT1" svg:font-family="'Humnst777 Lt BT'" style:font-family-generic="swiss" style:font-pitch="variable"/>
    <style:font-face style:name="Nimbus Roman No9 L" svg:font-family="'Nimbus Roman No9 L'" style:font-family-generic="roman" style:font-pitch="variable"/>
    <style:font-face style:name="Roboto Light" svg:font-family="'Roboto Light'" style:font-adornments="Light" style:font-pitch="variable"/>
    <style:font-face style:name="Roboto Light1" svg:font-family="'Roboto Light'" style:font-adornments="Regular" style:font-pitch="variable"/>
    <style:font-face style:name="StarSymbol" svg:font-family="Star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loext:opacity="1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loext:opacity="1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loext:opacity="0%" style:font-name="Humnst777 Lt BT1"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loext:graphic-properties draw:fill="none" draw:fill-color="#729fcf"/>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paragraph-properties>
      <style:text-properties fo:color="#000000" loext:opacity="100%" style:font-name="Humnst777 Lt BT"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loext:opacity="1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loext:opacity="1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loext:opacity="1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loext:opacity="1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1"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loext:opacity="100%" style:font-name="Humnst777 Lt BT1"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loext:opacity="0%"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loext:opacity="0%"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1">
        <style:list-level-properties text:min-label-width="0.5902in" text:min-label-distance="0.0783in"/>
      </text:outline-level-style>
      <text:outline-level-style text:level="2" loext:num-list-format="%1%.%2%" style:num-format="1" text:display-levels="2">
        <style:list-level-properties text:min-label-width="0.5902in" text:min-label-distance="0.0783in"/>
      </text:outline-level-style>
      <text:outline-level-style text:level="3" loext:num-list-format="%1%.%2%.%3%" style:num-format="1" text:display-levels="3">
        <style:list-level-properties text:min-label-width="0.5902in" text:min-label-distance="0.0783in"/>
      </text:outline-level-style>
      <text:outline-level-style text:level="4" loext:num-list-format="%1%.%2%.%3%.%4%" style:num-format="1" text:display-levels="4">
        <style:list-level-properties text:min-label-width="0.5902in" text:min-label-distance="0.0783in"/>
      </text:outline-level-style>
      <text:outline-level-style text:level="5" loext:num-list-format="%1%.%2%.%3%.%4%.%5%" style:num-format="1" text:display-levels="5">
        <style:list-level-properties text:min-label-width="0.5902in" text:min-label-distance="0.0783in"/>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WW8Num1">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number:date-style style:name="N10107" number:language="de" number:country="CH" number:title="User-defined">
      <number:year number:style="long"/>
      <number:month number:style="long"/>
      <number:day number:style="long"/>
    </number:date-style>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loext:opacity="10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P7" style:family="paragraph" style:parent-style-name="Standard">
      <style:paragraph-properties fo:text-align="end" style:justify-single-word="false"/>
      <style:text-properties fo:font-size="8pt" officeooo:paragraph-rsid="00717f9b" style:font-size-asian="8pt"/>
    </style:style>
    <style:style style:name="MP8" style:family="paragraph" style:parent-style-name="Standard">
      <style:paragraph-properties fo:text-align="end" style:justify-single-word="false"/>
      <style:text-properties fo:font-size="8pt" officeooo:rsid="004b24c9" officeooo:paragraph-rsid="00717f9b" style:font-size-asian="8pt"/>
    </style:style>
    <style:style style:name="MP9" style:family="paragraph" style:parent-style-name="Standard">
      <style:paragraph-properties fo:text-align="end" style:justify-single-word="false"/>
      <style:text-properties fo:font-size="2pt" officeooo:paragraph-rsid="00717f9b" style:font-size-asian="2pt"/>
    </style:style>
    <style:style style:name="MT1" style:family="text">
      <style:text-properties fo:font-size="8pt" style:font-size-asian="8pt" style:font-size-complex="8pt"/>
    </style:style>
    <style:style style:name="MT2" style:family="text"/>
    <style:style style:name="MT3" style:family="text">
      <style:text-properties officeooo:rsid="0075bfdb"/>
    </style:style>
    <style:style style:name="MT4"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columns fo:column-count="1" fo:column-gap="0in"/>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7" text:date-value="2024-11-26T09:30:23.366487957">20241126</text:date></text:span><text:span text:style-name="MT1">w</text:span><text:span text:style-name="MT1"><text:word-count>288</text:word-count></text:span><text:span text:style-name="MT1"><text:tab/></text:span><text:span text:style-name="Page_20_Number"><text:span text:style-name="MT1"><text:tab/></text:span></text:span></text:p>
      </style:footer>
    </style:master-page>
    <style:master-page style:name="Right_20_Page" style:display-name="Right Page" style:page-layout-name="Mpm2" draw:style-name="Mdp1"/>
    <style:master-page style:name="Left_20_Page" style:display-name="Left Page" style:page-layout-name="Mpm3" draw:style-name="Mdp1" style:next-style-name="Right_20_Page"/>
    <style:master-page style:name="Endnote" style:page-layout-name="Mpm4" draw:style-name="Mdp1"/>
    <style:master-page style:name="Next_20_convert_20_1" style:display-name="Next convert 1" style:page-layout-name="Mpm5" draw:style-name="Mdp1">
      <style:footer>
        <text:p text:style-name="MP5"><text:span text:style-name="Page_20_Number"><text:tab/><text:tab/></text:span><text:span text:style-name="Page_20_Number"><text:page-number text:select-page="current">3</text:page-number></text:span><text:span text:style-name="Page_20_Number">/</text:span><text:span text:style-name="Page_20_Number"><text:page-count>3</text:page-count></text:span></text:p>
      </style:footer>
    </style:master-page>
    <style:master-page style:name="PITC_5f_right_5f_page" style:display-name="PITC_right_page" style:page-layout-name="Mpm6" draw:style-name="Mdp1">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text:s/>-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landscape_5f_page" style:display-name="PITC_landscape_page" style:page-layout-name="Mpm7" draw:style-name="Mdp1">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text:s/>-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title_5f_page" style:display-name="PITC_title_page" style:page-layout-name="Mpm8" draw:style-name="Mdp1" style:next-style-name="Next_20_convert_20_1">
      <style:header>
        <text:p text:style-name="MP7">Puzzle ITC <text:span text:style-name="MT3">AG</text:span></text:p>
        <text:p text:style-name="MP8">Belpstrasse 37</text:p>
        <text:p text:style-name="MP7">CH-3007 Bern</text:p>
        <text:p text:style-name="MP9"/>
        <text:p text:style-name="MP7">Telefon: +41 31 370 22 00</text:p>
        <text:p text:style-name="MP7">Telefax: +41 31 370 22 01</text:p>
        <text:p text:style-name="MP9"/>
        <text:p text:style-name="MP7">www.puzzle.ch</text:p>
        <text:p text:style-name="MP7"/>
      </style:header>
      <style:footer>
        <text:p text:style-name="Standard">© 201<text:span text:style-name="MT4">7</text:span> Puzzle ITC <text:span text:style-name="MT3">AG</text:span> – alle Rechte vorbehalte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Mark Waber</meta:initial-creator>
    <meta:creation-date>2009-02-20T11:56:22</meta:creation-date>
    <dc:date>2024-11-26T09:30:23.276217525</dc:date>
    <meta:editing-cycles>240</meta:editing-cycles>
    <meta:editing-duration>P1DT4H33M51S</meta:editing-duration>
    <meta:document-statistic meta:table-count="13" meta:image-count="0" meta:object-count="1" meta:page-count="3" meta:paragraph-count="83" meta:word-count="288" meta:character-count="2050" meta:non-whitespace-character-count="1829"/>
    <meta:user-defined meta:name="Info 1">Fachwissens-Skala Entwicklung</meta:user-defined>
    <meta:user-defined meta:name="Info 2">2.4</meta:user-defined>
    <meta:user-defined meta:name="Info 3"/>
    <meta:user-defined meta:name="Info 4"/>
  </office:meta>
</office:document-meta>
</file>